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1.52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>
            <text:p>ציון</text:p>
          </table:table-cell>
          <table:table-cell table:style-name="ce1" office:value-type="string">
            <text:p>תרגום ציון</text:p>
          </table:table-cell>
          <table:table-cell table:number-columns-repeated="2"/>
          <table:table-cell table:style-name="ce2" office:value-type="string" table:number-columns-spanned="2" table:number-rows-spanned="1">
            <text:p>טבלת המרה</text:p>
          </table:table-cell>
          <table:covered-table-cell/>
        </table:table-row>
        <table:table-row table:style-name="ro1">
          <table:table-cell office:value-type="float" office:value="30">
            <text:p>30</text:p>
          </table:table-cell>
          <table:table-cell table:formula="of:=VLOOKUP([.A2];Translation;2;1)" office:value-type="string" office:string-value="בלתי מספיק">
            <text:p>בלתי מספיק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בלתי מספיק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VLOOKUP([.A3];Translation;2;1)" office:value-type="string" office:string-value="בלתי מספיק">
            <text:p>בלתי מספיק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בלתי מספיק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VLOOKUP([.A4];Translation;2;1)" office:value-type="string" office:string-value="טוב">
            <text:p>טוב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בלתי מספיק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VLOOKUP([.A5];Translation;2;1)" office:value-type="string" office:string-value="טוב">
            <text:p>טוב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בלתי מספיק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VLOOKUP([.A6];Translation;2;1)" office:value-type="string" office:string-value="כמעט טוב מאוד">
            <text:p>כמעט טוב מאוד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כמעט מספיק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office:value-type="string">
            <text:p>מספיק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office:value-type="string">
            <text:p>כמעט טוב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office:value-type="string">
            <text:p>טוב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office:value-type="string">
            <text:p>כמעט טוב מאוד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string">
            <text:p>טוב מאוד </text:p>
          </table:table-cell>
        </table:table-row>
        <table:table-row table:style-name="ro1" table:number-rows-repeated="7"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Translation" table:base-cell-address="$Sheet1.$E$2" table:cell-range-address="$Sheet1.$E$2:.$F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n </meta:initial-creator>
    <meta:creation-date>2012-12-16T13:00:00</meta:creation-date>
    <dc:date>2012-12-16T14:04:47</dc:date>
    <dc:creator>ilan </dc:creator>
    <meta:editing-duration>PT58M30S</meta:editing-duration>
    <meta:editing-cycles>4</meta:editing-cycles>
    <meta:generator>LibreOffice/3.6$Linux_x86 LibreOffice_project/360m1$Build-2</meta:generator>
    <meta:document-statistic meta:table-count="1" meta:cell-count="34" meta:object-count="0"/>
  </office:meta>
</office:document-meta>
</file>